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99ffff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66ff99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33ff99"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66ffff"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table:number-columns-spanned="3" table:number-rows-spanned="1">
            <text:p>I2C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table:number-columns-spanned="1" table:number-rows-spanned="3">
            <text:p>I2C1</text:p>
          </table:table-cell>
          <table:table-cell office:value-type="string">
            <text:p>DATA</text:p>
          </table:table-cell>
          <table:table-cell office:value-type="string">
            <text:p>P6_0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6_1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ENABLE</text:p>
          </table:table-cell>
          <table:table-cell office:value-type="string">
            <text:p>P6_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table:number-columns-spanned="1" table:number-rows-spanned="3">
            <text:p>I2C2</text:p>
          </table:table-cell>
          <table:table-cell office:value-type="string">
            <text:p>DATA</text:p>
          </table:table-cell>
          <table:table-cell office:value-type="string">
            <text:p>P5_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5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ENABLE</text:p>
          </table:table-cell>
          <table:table-cell office:value-type="string">
            <text:p>P5_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table:number-columns-spanned="1" table:number-rows-spanned="2">
            <text:p>I2C3</text:p>
          </table:table-cell>
          <table:table-cell office:value-type="string">
            <text:p>DATA</text:p>
          </table:table-cell>
          <table:table-cell office:value-type="string">
            <text:p>P12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LCK</text:p>
          </table:table-cell>
          <table:table-cell office:value-type="string">
            <text:p>P12_4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5V</text:p>
          </table:table-cell>
          <table:table-cell office:value-type="float" office:value="3">
            <text:p>3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ATA</text:p>
          </table:table-cell>
          <table:table-cell office:value-type="float" office:value="2">
            <text:p>2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LCK</text:p>
          </table:table-cell>
          <table:table-cell office:value-type="float" office:value="1">
            <text:p>1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 office:value-type="string" table:number-columns-spanned="3" table:number-rows-spanned="1">
            <text:p>Bluetooth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office:value-type="string" table:number-columns-spanned="1" table:number-rows-spanned="5">
            <text:p>uart1</text:p>
          </table:table-cell>
          <table:table-cell office:value-type="string">
            <text:p>TX</text:p>
          </table:table-cell>
          <table:table-cell office:value-type="string">
            <text:p>P6_5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RX</text:p>
          </table:table-cell>
          <table:table-cell office:value-type="string">
            <text:p>P6_6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RTS</text:p>
          </table:table-cell>
          <table:table-cell office:value-type="string">
            <text:p>P6_4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CTS</text:p>
          </table:table-cell>
          <table:table-cell office:value-type="string">
            <text:p>P6_7</text:p>
          </table:table-cell>
          <table:table-cell table:number-columns-repeated="1021"/>
        </table:table-row>
        <table:table-row table:style-name="ro1">
          <table:covered-table-cell/>
          <table:table-cell office:value-type="string">
            <text:p>STO</text:p>
          </table:table-cell>
          <table:table-cell office:value-type="string">
            <text:p>P12_6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5">2015/05/15</text:date>, <text:time>07:38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0H17M43S</meta:editing-duration>
    <meta:editing-cycles>4</meta:editing-cycles>
    <meta:generator>OpenOffice/4.1.1$Win32 OpenOffice.org_project/411m6$Build-9775</meta:generator>
    <dc:date>2015-05-15T07:38:00.81</dc:date>
    <meta:document-statistic meta:table-count="3" meta:cell-count="44" meta:object-count="0"/>
    <meta:user-defined meta:name="Info 1"/>
    <meta:user-defined meta:name="Info 2"/>
    <meta:user-defined meta:name="Info 3"/>
    <meta:user-defined meta:name="Info 4"/>
  </office:meta>
</office:document-meta>
</file>